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" table:style-name="ta1">
        <table:shapes>
          <draw:frame draw:z-index="0" draw:style-name="gr1" draw:text-style-name="P1" svg:width="159.99mm" svg:height="89.99mm" svg:x="125.76mm" svg:y="0mm">
            <loext:p draw:notify-on-update-of-ranges="'1'.A2:'1'.A2 '1'.A3:'1'.A12 '1'.B2:'1'.B2 '1'.B3:'1'.B12 '1'.A2:'1'.A2 '1'.A3:'1'.A12 '1'.C2:'1'.C2 '1'.C3:'1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7mm" svg:y="95.25mm">
            <loext:p draw:notify-on-update-of-ranges="'1'.D2:'1'.D2 '1'.D3:'1'.D42 '1'.E2:'1'.E2 '1'.E3:'1'.E42 '1'.D2:'1'.D2 '1'.D3:'1'.D42 '1'.F2:'1'.F2 '1'.F3:'1'.F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Multiply 2 matrice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ompute formula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ith SS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ith SS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1975" calcext:value-type="float">
            <text:p>0.011975</text:p>
          </table:table-cell>
          <table:table-cell office:value-type="float" office:value="0.006474" calcext:value-type="float">
            <text:p>0.006474</text:p>
          </table:table-cell>
          <table:table-cell office:value-type="float" office:value="100" calcext:value-type="float">
            <text:p>100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048" calcext:value-type="float">
            <text:p>0.0000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82635" calcext:value-type="float">
            <text:p>0.082635</text:p>
          </table:table-cell>
          <table:table-cell office:value-type="float" office:value="0.03053" calcext:value-type="float">
            <text:p>0.03053</text:p>
          </table:table-cell>
          <table:table-cell office:value-type="float" office:value="200" calcext:value-type="float">
            <text:p>200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.000186" calcext:value-type="float">
            <text:p>0.0001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84289" calcext:value-type="float">
            <text:p>0.284289</text:p>
          </table:table-cell>
          <table:table-cell office:value-type="float" office:value="0.108448" calcext:value-type="float">
            <text:p>0.108448</text:p>
          </table:table-cell>
          <table:table-cell office:value-type="float" office:value="300" calcext:value-type="float">
            <text:p>300</text:p>
          </table:table-cell>
          <table:table-cell office:value-type="float" office:value="0.001148" calcext:value-type="float">
            <text:p>0.001148</text:p>
          </table:table-cell>
          <table:table-cell office:value-type="float" office:value="0.000434" calcext:value-type="float">
            <text:p>0.0004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88482" calcext:value-type="float">
            <text:p>0.788482</text:p>
          </table:table-cell>
          <table:table-cell office:value-type="float" office:value="0.281642" calcext:value-type="float">
            <text:p>0.281642</text:p>
          </table:table-cell>
          <table:table-cell office:value-type="float" office:value="400" calcext:value-type="float">
            <text:p>400</text:p>
          </table:table-cell>
          <table:table-cell office:value-type="float" office:value="0.002104" calcext:value-type="float">
            <text:p>0.002104</text:p>
          </table:table-cell>
          <table:table-cell office:value-type="float" office:value="0.000876" calcext:value-type="float">
            <text:p>0.0008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571325" calcext:value-type="float">
            <text:p>1.571325</text:p>
          </table:table-cell>
          <table:table-cell office:value-type="float" office:value="0.561944" calcext:value-type="float">
            <text:p>0.561944</text:p>
          </table:table-cell>
          <table:table-cell office:value-type="float" office:value="500" calcext:value-type="float">
            <text:p>500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1469" calcext:value-type="float">
            <text:p>0.00146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836564" calcext:value-type="float">
            <text:p>2.836564</text:p>
          </table:table-cell>
          <table:table-cell office:value-type="float" office:value="1.074336" calcext:value-type="float">
            <text:p>1.074336</text:p>
          </table:table-cell>
          <table:table-cell office:value-type="float" office:value="600" calcext:value-type="float">
            <text:p>600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2327" calcext:value-type="float">
            <text:p>0.00232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84193" calcext:value-type="float">
            <text:p>4.84193</text:p>
          </table:table-cell>
          <table:table-cell office:value-type="float" office:value="1.740416" calcext:value-type="float">
            <text:p>1.740416</text:p>
          </table:table-cell>
          <table:table-cell office:value-type="float" office:value="700" calcext:value-type="float">
            <text:p>700</text:p>
          </table:table-cell>
          <table:table-cell office:value-type="float" office:value="0.007814" calcext:value-type="float">
            <text:p>0.007814</text:p>
          </table:table-cell>
          <table:table-cell office:value-type="float" office:value="0.002868" calcext:value-type="float">
            <text:p>0.0028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.895281" calcext:value-type="float">
            <text:p>8.895281</text:p>
          </table:table-cell>
          <table:table-cell office:value-type="float" office:value="3.985972" calcext:value-type="float">
            <text:p>3.985972</text:p>
          </table:table-cell>
          <table:table-cell office:value-type="float" office:value="800" calcext:value-type="float">
            <text:p>800</text:p>
          </table:table-cell>
          <table:table-cell office:value-type="float" office:value="0.011509" calcext:value-type="float">
            <text:p>0.011509</text:p>
          </table:table-cell>
          <table:table-cell office:value-type="float" office:value="0.005718" calcext:value-type="float">
            <text:p>0.0057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.055253" calcext:value-type="float">
            <text:p>12.055253</text:p>
          </table:table-cell>
          <table:table-cell office:value-type="float" office:value="4.898085" calcext:value-type="float">
            <text:p>4.898085</text:p>
          </table:table-cell>
          <table:table-cell office:value-type="float" office:value="900" calcext:value-type="float">
            <text:p>900</text:p>
          </table:table-cell>
          <table:table-cell office:value-type="float" office:value="0.022671" calcext:value-type="float">
            <text:p>0.022671</text:p>
          </table:table-cell>
          <table:table-cell office:value-type="float" office:value="0.010001" calcext:value-type="float">
            <text:p>0.010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.605669" calcext:value-type="float">
            <text:p>19.605669</text:p>
          </table:table-cell>
          <table:table-cell office:value-type="float" office:value="9.738386" calcext:value-type="float">
            <text:p>9.738386</text:p>
          </table:table-cell>
          <table:table-cell office:value-type="float" office:value="1000" calcext:value-type="float">
            <text:p>1000</text:p>
          </table:table-cell>
          <table:table-cell office:value-type="float" office:value="0.021528" calcext:value-type="float">
            <text:p>0.021528</text:p>
          </table:table-cell>
          <table:table-cell office:value-type="float" office:value="0.013402" calcext:value-type="float">
            <text:p>0.013402</text:p>
          </table:table-cell>
        </table:table-row>
        <table:table-row table:style-name="ro1">
          <table:table-cell table:number-columns-repeated="3"/>
          <table:table-cell office:value-type="float" office:value="1100" calcext:value-type="float">
            <text:p>1100</text:p>
          </table:table-cell>
          <table:table-cell office:value-type="float" office:value="0.02665" calcext:value-type="float">
            <text:p>0.02665</text:p>
          </table:table-cell>
          <table:table-cell office:value-type="float" office:value="0.010397" calcext:value-type="float">
            <text:p>0.010397</text:p>
          </table:table-cell>
        </table:table-row>
        <table:table-row table:style-name="ro1">
          <table:table-cell table:number-columns-repeated="3"/>
          <table:table-cell office:value-type="float" office:value="1200" calcext:value-type="float">
            <text:p>1200</text:p>
          </table:table-cell>
          <table:table-cell office:value-type="float" office:value="0.035869" calcext:value-type="float">
            <text:p>0.035869</text:p>
          </table:table-cell>
          <table:table-cell office:value-type="float" office:value="0.017596" calcext:value-type="float">
            <text:p>0.017596</text:p>
          </table:table-cell>
        </table:table-row>
        <table:table-row table:style-name="ro1">
          <table:table-cell table:number-columns-repeated="3"/>
          <table:table-cell office:value-type="float" office:value="1300" calcext:value-type="float">
            <text:p>1300</text:p>
          </table:table-cell>
          <table:table-cell office:value-type="float" office:value="0.036739" calcext:value-type="float">
            <text:p>0.036739</text:p>
          </table:table-cell>
          <table:table-cell office:value-type="float" office:value="0.018358" calcext:value-type="float">
            <text:p>0.018358</text:p>
          </table:table-cell>
        </table:table-row>
        <table:table-row table:style-name="ro1">
          <table:table-cell table:number-columns-repeated="3"/>
          <table:table-cell office:value-type="float" office:value="1400" calcext:value-type="float">
            <text:p>1400</text:p>
          </table:table-cell>
          <table:table-cell office:value-type="float" office:value="0.044098" calcext:value-type="float">
            <text:p>0.044098</text:p>
          </table:table-cell>
          <table:table-cell office:value-type="float" office:value="0.02525" calcext:value-type="float">
            <text:p>0.02525</text:p>
          </table:table-cell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0.050716" calcext:value-type="float">
            <text:p>0.050716</text:p>
          </table:table-cell>
          <table:table-cell office:value-type="float" office:value="0.02134" calcext:value-type="float">
            <text:p>0.02134</text:p>
          </table:table-cell>
        </table:table-row>
        <table:table-row table:style-name="ro1">
          <table:table-cell table:number-columns-repeated="3"/>
          <table:table-cell office:value-type="float" office:value="1600" calcext:value-type="float">
            <text:p>1600</text:p>
          </table:table-cell>
          <table:table-cell office:value-type="float" office:value="0.060784" calcext:value-type="float">
            <text:p>0.060784</text:p>
          </table:table-cell>
          <table:table-cell office:value-type="float" office:value="0.031195" calcext:value-type="float">
            <text:p>0.031195</text:p>
          </table:table-cell>
        </table:table-row>
        <table:table-row table:style-name="ro1">
          <table:table-cell table:number-columns-repeated="3"/>
          <table:table-cell office:value-type="float" office:value="1700" calcext:value-type="float">
            <text:p>1700</text:p>
          </table:table-cell>
          <table:table-cell office:value-type="float" office:value="0.072656" calcext:value-type="float">
            <text:p>0.072656</text:p>
          </table:table-cell>
          <table:table-cell office:value-type="float" office:value="0.033197" calcext:value-type="float">
            <text:p>0.033197</text:p>
          </table:table-cell>
        </table:table-row>
        <table:table-row table:style-name="ro1">
          <table:table-cell table:number-columns-repeated="3"/>
          <table:table-cell office:value-type="float" office:value="1800" calcext:value-type="float">
            <text:p>1800</text:p>
          </table:table-cell>
          <table:table-cell office:value-type="float" office:value="0.081367" calcext:value-type="float">
            <text:p>0.081367</text:p>
          </table:table-cell>
          <table:table-cell office:value-type="float" office:value="0.042162" calcext:value-type="float">
            <text:p>0.042162</text:p>
          </table:table-cell>
        </table:table-row>
        <table:table-row table:style-name="ro1">
          <table:table-cell table:number-columns-repeated="3"/>
          <table:table-cell office:value-type="float" office:value="1900" calcext:value-type="float">
            <text:p>1900</text:p>
          </table:table-cell>
          <table:table-cell office:value-type="float" office:value="0.09042" calcext:value-type="float">
            <text:p>0.09042</text:p>
          </table:table-cell>
          <table:table-cell office:value-type="float" office:value="0.042685" calcext:value-type="float">
            <text:p>0.042685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.095099" calcext:value-type="float">
            <text:p>0.095099</text:p>
          </table:table-cell>
          <table:table-cell office:value-type="float" office:value="0.05231" calcext:value-type="float">
            <text:p>0.05231</text:p>
          </table:table-cell>
        </table:table-row>
        <table:table-row table:style-name="ro1">
          <table:table-cell table:number-columns-repeated="3"/>
          <table:table-cell office:value-type="float" office:value="2100" calcext:value-type="float">
            <text:p>2100</text:p>
          </table:table-cell>
          <table:table-cell office:value-type="float" office:value="0.140222" calcext:value-type="float">
            <text:p>0.140222</text:p>
          </table:table-cell>
          <table:table-cell office:value-type="float" office:value="0.04519" calcext:value-type="float">
            <text:p>0.04519</text:p>
          </table:table-cell>
        </table:table-row>
        <table:table-row table:style-name="ro1">
          <table:table-cell table:number-columns-repeated="3"/>
          <table:table-cell office:value-type="float" office:value="2200" calcext:value-type="float">
            <text:p>2200</text:p>
          </table:table-cell>
          <table:table-cell office:value-type="float" office:value="0.111707" calcext:value-type="float">
            <text:p>0.111707</text:p>
          </table:table-cell>
          <table:table-cell office:value-type="float" office:value="0.058894" calcext:value-type="float">
            <text:p>0.058894</text:p>
          </table:table-cell>
        </table:table-row>
        <table:table-row table:style-name="ro1"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058572" calcext:value-type="float">
            <text:p>0.058572</text:p>
          </table:table-cell>
        </table:table-row>
        <table:table-row table:style-name="ro1">
          <table:table-cell table:number-columns-repeated="3"/>
          <table:table-cell office:value-type="float" office:value="2400" calcext:value-type="float">
            <text:p>2400</text:p>
          </table:table-cell>
          <table:table-cell office:value-type="float" office:value="0.129483" calcext:value-type="float">
            <text:p>0.129483</text:p>
          </table:table-cell>
          <table:table-cell office:value-type="float" office:value="0.070316" calcext:value-type="float">
            <text:p>0.070316</text:p>
          </table:table-cell>
        </table:table-row>
        <table:table-row table:style-name="ro1">
          <table:table-cell table:number-columns-repeated="3"/>
          <table:table-cell office:value-type="float" office:value="2500" calcext:value-type="float">
            <text:p>2500</text:p>
          </table:table-cell>
          <table:table-cell office:value-type="float" office:value="0.136429" calcext:value-type="float">
            <text:p>0.136429</text:p>
          </table:table-cell>
          <table:table-cell office:value-type="float" office:value="0.060709" calcext:value-type="float">
            <text:p>0.060709</text:p>
          </table:table-cell>
        </table:table-row>
        <table:table-row table:style-name="ro1">
          <table:table-cell table:number-columns-repeated="3"/>
          <table:table-cell office:value-type="float" office:value="2600" calcext:value-type="float">
            <text:p>2600</text:p>
          </table:table-cell>
          <table:table-cell office:value-type="float" office:value="0.156198" calcext:value-type="float">
            <text:p>0.156198</text:p>
          </table:table-cell>
          <table:table-cell office:value-type="float" office:value="0.082704" calcext:value-type="float">
            <text:p>0.082704</text:p>
          </table:table-cell>
        </table:table-row>
        <table:table-row table:style-name="ro1">
          <table:table-cell table:number-columns-repeated="3"/>
          <table:table-cell office:value-type="float" office:value="2700" calcext:value-type="float">
            <text:p>2700</text:p>
          </table:table-cell>
          <table:table-cell office:value-type="float" office:value="0.155931" calcext:value-type="float">
            <text:p>0.155931</text:p>
          </table:table-cell>
          <table:table-cell office:value-type="float" office:value="0.066116" calcext:value-type="float">
            <text:p>0.066116</text:p>
          </table:table-cell>
        </table:table-row>
        <table:table-row table:style-name="ro1">
          <table:table-cell table:number-columns-repeated="3"/>
          <table:table-cell office:value-type="float" office:value="2800" calcext:value-type="float">
            <text:p>2800</text:p>
          </table:table-cell>
          <table:table-cell office:value-type="float" office:value="0.178979" calcext:value-type="float">
            <text:p>0.178979</text:p>
          </table:table-cell>
          <table:table-cell office:value-type="float" office:value="0.093705" calcext:value-type="float">
            <text:p>0.093705</text:p>
          </table:table-cell>
        </table:table-row>
        <table:table-row table:style-name="ro1">
          <table:table-cell table:number-columns-repeated="3"/>
          <table:table-cell office:value-type="float" office:value="2900" calcext:value-type="float">
            <text:p>2900</text:p>
          </table:table-cell>
          <table:table-cell office:value-type="float" office:value="0.187897" calcext:value-type="float">
            <text:p>0.187897</text:p>
          </table:table-cell>
          <table:table-cell office:value-type="float" office:value="0.080826" calcext:value-type="float">
            <text:p>0.080826</text:p>
          </table:table-cell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0.209602" calcext:value-type="float">
            <text:p>0.209602</text:p>
          </table:table-cell>
          <table:table-cell office:value-type="float" office:value="0.107083" calcext:value-type="float">
            <text:p>0.107083</text:p>
          </table:table-cell>
        </table:table-row>
        <table:table-row table:style-name="ro1">
          <table:table-cell table:number-columns-repeated="3"/>
          <table:table-cell office:value-type="float" office:value="3100" calcext:value-type="float">
            <text:p>3100</text:p>
          </table:table-cell>
          <table:table-cell office:value-type="float" office:value="0.216417" calcext:value-type="float">
            <text:p>0.216417</text:p>
          </table:table-cell>
          <table:table-cell office:value-type="float" office:value="0.089779" calcext:value-type="float">
            <text:p>0.089779</text:p>
          </table:table-cell>
        </table:table-row>
        <table:table-row table:style-name="ro1">
          <table:table-cell table:number-columns-repeated="3"/>
          <table:table-cell office:value-type="float" office:value="3200" calcext:value-type="float">
            <text:p>3200</text:p>
          </table:table-cell>
          <table:table-cell office:value-type="float" office:value="0.239477" calcext:value-type="float">
            <text:p>0.239477</text:p>
          </table:table-cell>
          <table:table-cell office:value-type="float" office:value="0.12752" calcext:value-type="float">
            <text:p>0.12752</text:p>
          </table:table-cell>
        </table:table-row>
        <table:table-row table:style-name="ro1">
          <table:table-cell table:number-columns-repeated="3"/>
          <table:table-cell office:value-type="float" office:value="3300" calcext:value-type="float">
            <text:p>3300</text:p>
          </table:table-cell>
          <table:table-cell office:value-type="float" office:value="0.249023" calcext:value-type="float">
            <text:p>0.249023</text:p>
          </table:table-cell>
          <table:table-cell office:value-type="float" office:value="0.107179" calcext:value-type="float">
            <text:p>0.107179</text:p>
          </table:table-cell>
        </table:table-row>
        <table:table-row table:style-name="ro1">
          <table:table-cell table:number-columns-repeated="3"/>
          <table:table-cell office:value-type="float" office:value="3400" calcext:value-type="float">
            <text:p>3400</text:p>
          </table:table-cell>
          <table:table-cell office:value-type="float" office:value="0.278025" calcext:value-type="float">
            <text:p>0.278025</text:p>
          </table:table-cell>
          <table:table-cell office:value-type="float" office:value="0.138099" calcext:value-type="float">
            <text:p>0.138099</text:p>
          </table:table-cell>
        </table:table-row>
        <table:table-row table:style-name="ro1">
          <table:table-cell table:number-columns-repeated="3"/>
          <table:table-cell office:value-type="float" office:value="3500" calcext:value-type="float">
            <text:p>3500</text:p>
          </table:table-cell>
          <table:table-cell office:value-type="float" office:value="0.281982" calcext:value-type="float">
            <text:p>0.281982</text:p>
          </table:table-cell>
          <table:table-cell office:value-type="float" office:value="0.115805" calcext:value-type="float">
            <text:p>0.115805</text:p>
          </table:table-cell>
        </table:table-row>
        <table:table-row table:style-name="ro1">
          <table:table-cell table:number-columns-repeated="3"/>
          <table:table-cell office:value-type="float" office:value="3600" calcext:value-type="float">
            <text:p>3600</text:p>
          </table:table-cell>
          <table:table-cell office:value-type="float" office:value="0.312394" calcext:value-type="float">
            <text:p>0.312394</text:p>
          </table:table-cell>
          <table:table-cell office:value-type="float" office:value="0.155651" calcext:value-type="float">
            <text:p>0.155651</text:p>
          </table:table-cell>
        </table:table-row>
        <table:table-row table:style-name="ro1">
          <table:table-cell table:number-columns-repeated="3"/>
          <table:table-cell office:value-type="float" office:value="3700" calcext:value-type="float">
            <text:p>3700</text:p>
          </table:table-cell>
          <table:table-cell office:value-type="float" office:value="0.321608" calcext:value-type="float">
            <text:p>0.321608</text:p>
          </table:table-cell>
          <table:table-cell office:value-type="float" office:value="0.136493" calcext:value-type="float">
            <text:p>0.136493</text:p>
          </table:table-cell>
        </table:table-row>
        <table:table-row table:style-name="ro1">
          <table:table-cell table:number-columns-repeated="3"/>
          <table:table-cell office:value-type="float" office:value="3800" calcext:value-type="float">
            <text:p>3800</text:p>
          </table:table-cell>
          <table:table-cell office:value-type="float" office:value="0.353174" calcext:value-type="float">
            <text:p>0.353174</text:p>
          </table:table-cell>
          <table:table-cell office:value-type="float" office:value="0.174369" calcext:value-type="float">
            <text:p>0.174369</text:p>
          </table:table-cell>
        </table:table-row>
        <table:table-row table:style-name="ro1">
          <table:table-cell table:number-columns-repeated="3"/>
          <table:table-cell office:value-type="float" office:value="3900" calcext:value-type="float">
            <text:p>3900</text:p>
          </table:table-cell>
          <table:table-cell office:value-type="float" office:value="0.356118" calcext:value-type="float">
            <text:p>0.356118</text:p>
          </table:table-cell>
          <table:table-cell office:value-type="float" office:value="0.142215" calcext:value-type="float">
            <text:p>0.142215</text:p>
          </table:table-cell>
        </table:table-row>
        <table:table-row table:style-name="ro1"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0.391971" calcext:value-type="float">
            <text:p>0.391971</text:p>
          </table:table-cell>
          <table:table-cell office:value-type="float" office:value="0.191166" calcext:value-type="float">
            <text:p>0.191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0T12:50:14.723175287</dc:date>
    <meta:editing-duration>PT6M2S</meta:editing-duration>
    <meta:editing-cycles>4</meta:editing-cycles>
    <meta:generator>LibreOffice/5.1.6.2$Linux_X86_64 LibreOffice_project/10m0$Build-2</meta:generator>
    <meta:document-statistic meta:table-count="1" meta:cell-count="1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38cm" svg:y="0.316cm" chart:style-name="ch2">
          <text:p>Multiply 2 matrices</text:p>
        </chart:title>
        <chart:legend chart:legend-position="end" svg:x="13.148cm" svg:y="3.952cm" style:legend-expansion="high" chart:style-name="ch3"/>
        <chart:plot-area chart:style-name="ch4" table:cell-range-address="'1'.A2:'1'.C12" chart:data-source-has-labels="row" svg:x="1.331cm" svg:y="1.275cm" svg:width="11.497cm" svg:height="6.564cm">
          <chartooo:coordinate-region svg:x="1.952cm" svg:y="1.474cm" svg:width="10.504cm" svg:height="5.718cm"/>
          <chart:axis chart:dimension="x" chart:name="primary-x" chart:style-name="ch5">
            <chart:title svg:x="6.704cm" svg:y="8.019cm" chart:style-name="ch6">
              <text:p>Size</text:p>
            </chart:title>
          </chart:axis>
          <chart:axis chart:dimension="y" chart:name="primary-y" chart:style-name="ch5">
            <chart:title svg:x="0.451cm" svg:y="5.249cm" chart:style-name="ch7">
              <text:p>Seconds</text:p>
            </chart:title>
            <chart:grid chart:style-name="ch8" chart:class="major"/>
          </chart:axis>
          <chart:series chart:style-name="ch9" chart:values-cell-range-address="'1'.B3:'1'.B12" chart:label-cell-address="'1'.B2:'1'.B2" chart:class="chart:scatter">
            <chart:domain table:cell-range-address="'1'.A3:'1'.A12"/>
            <chart:data-point chart:repeated="10"/>
          </chart:series>
          <chart:series chart:style-name="ch10" chart:values-cell-range-address="'1'.C3:'1'.C12" chart:label-cell-address="'1'.C2:'1'.C2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ndard</text:p>
                <draw:g>
                  <svg:desc>'1'.B2:'1'.B2</svg:desc>
                </draw:g>
              </table:table-cell>
              <table:table-cell office:value-type="string">
                <text:p>With SSE</text:p>
                <draw:g>
                  <svg:desc>'1'.C2:'1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1'.A3:'1'.A12</svg:desc>
                </draw:g>
              </table:table-cell>
              <table:table-cell office:value-type="float" office:value="0.011975">
                <text:p>0.011975</text:p>
                <draw:g>
                  <svg:desc>'1'.B3:'1'.B12</svg:desc>
                </draw:g>
              </table:table-cell>
              <table:table-cell office:value-type="float" office:value="0.006474">
                <text:p>0.006474</text:p>
                <draw:g>
                  <svg:desc>'1'.C3:'1'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82635">
                <text:p>0.082635</text:p>
              </table:table-cell>
              <table:table-cell office:value-type="float" office:value="0.03053">
                <text:p>0.03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284289">
                <text:p>0.284289</text:p>
              </table:table-cell>
              <table:table-cell office:value-type="float" office:value="0.108448">
                <text:p>0.108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788482">
                <text:p>0.788482</text:p>
              </table:table-cell>
              <table:table-cell office:value-type="float" office:value="0.281642">
                <text:p>0.281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.571325">
                <text:p>1.571325</text:p>
              </table:table-cell>
              <table:table-cell office:value-type="float" office:value="0.561944">
                <text:p>0.561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.836564">
                <text:p>2.836564</text:p>
              </table:table-cell>
              <table:table-cell office:value-type="float" office:value="1.074336">
                <text:p>1.074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4.84193">
                <text:p>4.84193</text:p>
              </table:table-cell>
              <table:table-cell office:value-type="float" office:value="1.740416">
                <text:p>1.740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.895281">
                <text:p>8.895281</text:p>
              </table:table-cell>
              <table:table-cell office:value-type="float" office:value="3.985972">
                <text:p>3.985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2.055253">
                <text:p>12.055253</text:p>
              </table:table-cell>
              <table:table-cell office:value-type="float" office:value="4.898085">
                <text:p>4.8980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9.605669">
                <text:p>19.605669</text:p>
              </table:table-cell>
              <table:table-cell office:value-type="float" office:value="9.738386">
                <text:p>9.7383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23cm" svg:y="0.316cm" chart:style-name="ch2">
          <text:p>Compute formula</text:p>
        </chart:title>
        <chart:legend chart:legend-position="end" svg:x="13.148cm" svg:y="3.952cm" style:legend-expansion="high" chart:style-name="ch3"/>
        <chart:plot-area chart:style-name="ch4" table:cell-range-address="'1'.D2:'1'.F42" chart:data-source-has-labels="row" svg:x="1.331cm" svg:y="1.275cm" svg:width="11.497cm" svg:height="6.564cm">
          <chartooo:coordinate-region svg:x="2.243cm" svg:y="1.474cm" svg:width="10.213cm" svg:height="5.718cm"/>
          <chart:axis chart:dimension="x" chart:name="primary-x" chart:style-name="ch5">
            <chart:title svg:x="6.704cm" svg:y="8.019cm" chart:style-name="ch6">
              <text:p>Size</text:p>
            </chart:title>
          </chart:axis>
          <chart:axis chart:dimension="y" chart:name="primary-y" chart:style-name="ch5">
            <chart:title svg:x="0.451cm" svg:y="5.249cm" chart:style-name="ch7">
              <text:p>Seconds</text:p>
            </chart:title>
            <chart:grid chart:style-name="ch8" chart:class="major"/>
          </chart:axis>
          <chart:series chart:style-name="ch9" chart:values-cell-range-address="'1'.E3:'1'.E42" chart:label-cell-address="'1'.E2:'1'.E2" chart:class="chart:scatter">
            <chart:domain table:cell-range-address="'1'.D3:'1'.D42"/>
            <chart:data-point chart:repeated="40"/>
          </chart:series>
          <chart:series chart:style-name="ch10" chart:values-cell-range-address="'1'.F3:'1'.F42" chart:label-cell-address="'1'.F2:'1'.F2" chart:class="chart:scatte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tandard</text:p>
                <draw:g>
                  <svg:desc>'1'.E2:'1'.E2</svg:desc>
                </draw:g>
              </table:table-cell>
              <table:table-cell office:value-type="string">
                <text:p>With SSE</text:p>
                <draw:g>
                  <svg:desc>'1'.F2:'1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1'.D3:'1'.D42</svg:desc>
                </draw:g>
              </table:table-cell>
              <table:table-cell office:value-type="float" office:value="0.000125">
                <text:p>0.000125</text:p>
                <draw:g>
                  <svg:desc>'1'.E3:'1'.E42</svg:desc>
                </draw:g>
              </table:table-cell>
              <table:table-cell office:value-type="float" office:value="0.000048">
                <text:p>0.000048</text:p>
                <draw:g>
                  <svg:desc>'1'.F3:'1'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478">
                <text:p>0.000478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1148">
                <text:p>0.001148</text:p>
              </table:table-cell>
              <table:table-cell office:value-type="float" office:value="0.000434">
                <text:p>0.000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2104">
                <text:p>0.002104</text:p>
              </table:table-cell>
              <table:table-cell office:value-type="float" office:value="0.000876">
                <text:p>0.000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3523">
                <text:p>0.003523</text:p>
              </table:table-cell>
              <table:table-cell office:value-type="float" office:value="0.001469">
                <text:p>0.001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0552">
                <text:p>0.00552</text:p>
              </table:table-cell>
              <table:table-cell office:value-type="float" office:value="0.002327">
                <text:p>0.00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07814">
                <text:p>0.007814</text:p>
              </table:table-cell>
              <table:table-cell office:value-type="float" office:value="0.002868">
                <text:p>0.0028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11509">
                <text:p>0.011509</text:p>
              </table:table-cell>
              <table:table-cell office:value-type="float" office:value="0.005718">
                <text:p>0.0057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22671">
                <text:p>0.022671</text:p>
              </table:table-cell>
              <table:table-cell office:value-type="float" office:value="0.010001">
                <text:p>0.01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21528">
                <text:p>0.021528</text:p>
              </table:table-cell>
              <table:table-cell office:value-type="float" office:value="0.013402">
                <text:p>0.013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02665">
                <text:p>0.02665</text:p>
              </table:table-cell>
              <table:table-cell office:value-type="float" office:value="0.010397">
                <text:p>0.010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035869">
                <text:p>0.035869</text:p>
              </table:table-cell>
              <table:table-cell office:value-type="float" office:value="0.017596">
                <text:p>0.017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036739">
                <text:p>0.036739</text:p>
              </table:table-cell>
              <table:table-cell office:value-type="float" office:value="0.018358">
                <text:p>0.018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044098">
                <text:p>0.044098</text:p>
              </table:table-cell>
              <table:table-cell office:value-type="float" office:value="0.02525">
                <text:p>0.02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050716">
                <text:p>0.050716</text:p>
              </table:table-cell>
              <table:table-cell office:value-type="float" office:value="0.02134">
                <text:p>0.02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060784">
                <text:p>0.060784</text:p>
              </table:table-cell>
              <table:table-cell office:value-type="float" office:value="0.031195">
                <text:p>0.031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072656">
                <text:p>0.072656</text:p>
              </table:table-cell>
              <table:table-cell office:value-type="float" office:value="0.033197">
                <text:p>0.0331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081367">
                <text:p>0.081367</text:p>
              </table:table-cell>
              <table:table-cell office:value-type="float" office:value="0.042162">
                <text:p>0.042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09042">
                <text:p>0.09042</text:p>
              </table:table-cell>
              <table:table-cell office:value-type="float" office:value="0.042685">
                <text:p>0.0426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095099">
                <text:p>0.095099</text:p>
              </table:table-cell>
              <table:table-cell office:value-type="float" office:value="0.05231">
                <text:p>0.05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140222">
                <text:p>0.140222</text:p>
              </table:table-cell>
              <table:table-cell office:value-type="float" office:value="0.04519">
                <text:p>0.04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111707">
                <text:p>0.111707</text:p>
              </table:table-cell>
              <table:table-cell office:value-type="float" office:value="0.058894">
                <text:p>0.0588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1179">
                <text:p>0.1179</text:p>
              </table:table-cell>
              <table:table-cell office:value-type="float" office:value="0.058572">
                <text:p>0.058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129483">
                <text:p>0.129483</text:p>
              </table:table-cell>
              <table:table-cell office:value-type="float" office:value="0.070316">
                <text:p>0.070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136429">
                <text:p>0.136429</text:p>
              </table:table-cell>
              <table:table-cell office:value-type="float" office:value="0.060709">
                <text:p>0.0607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156198">
                <text:p>0.156198</text:p>
              </table:table-cell>
              <table:table-cell office:value-type="float" office:value="0.082704">
                <text:p>0.0827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155931">
                <text:p>0.155931</text:p>
              </table:table-cell>
              <table:table-cell office:value-type="float" office:value="0.066116">
                <text:p>0.066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178979">
                <text:p>0.178979</text:p>
              </table:table-cell>
              <table:table-cell office:value-type="float" office:value="0.093705">
                <text:p>0.0937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187897">
                <text:p>0.187897</text:p>
              </table:table-cell>
              <table:table-cell office:value-type="float" office:value="0.080826">
                <text:p>0.080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209602">
                <text:p>0.209602</text:p>
              </table:table-cell>
              <table:table-cell office:value-type="float" office:value="0.107083">
                <text:p>0.1070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216417">
                <text:p>0.216417</text:p>
              </table:table-cell>
              <table:table-cell office:value-type="float" office:value="0.089779">
                <text:p>0.0897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239477">
                <text:p>0.239477</text:p>
              </table:table-cell>
              <table:table-cell office:value-type="float" office:value="0.12752">
                <text:p>0.127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249023">
                <text:p>0.249023</text:p>
              </table:table-cell>
              <table:table-cell office:value-type="float" office:value="0.107179">
                <text:p>0.1071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278025">
                <text:p>0.278025</text:p>
              </table:table-cell>
              <table:table-cell office:value-type="float" office:value="0.138099">
                <text:p>0.138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281982">
                <text:p>0.281982</text:p>
              </table:table-cell>
              <table:table-cell office:value-type="float" office:value="0.115805">
                <text:p>0.115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312394">
                <text:p>0.312394</text:p>
              </table:table-cell>
              <table:table-cell office:value-type="float" office:value="0.155651">
                <text:p>0.1556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321608">
                <text:p>0.321608</text:p>
              </table:table-cell>
              <table:table-cell office:value-type="float" office:value="0.136493">
                <text:p>0.1364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353174">
                <text:p>0.353174</text:p>
              </table:table-cell>
              <table:table-cell office:value-type="float" office:value="0.174369">
                <text:p>0.1743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356118">
                <text:p>0.356118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391971">
                <text:p>0.391971</text:p>
              </table:table-cell>
              <table:table-cell office:value-type="float" office:value="0.191166">
                <text:p>0.1911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